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ern Ariz. (3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5)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ern Ariz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41</text:p>
          </table:table-cell>
          <table:table-cell office:value-type="string">
            <text:p>.29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258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06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03</text:p>
          </table:table-cell>
        </table:table-row>
      </table:table>
      <table:table table:name="Sheet 2">
        <table:table-row>
          <table:table-cell office:value-type="string">
            <text:p>Northern Ariz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EWALEFO, Victori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HIRLEY, Ohiya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6</text:p>
          </table:table-cell>
          <table:table-cell office:value-type="string">
            <text:p>.3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KIN, Abby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DERSON, Jord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ORGENSON, Kaylie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WESTFALL, Dani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GILFERT, Kasi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DONNELLY, B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STOMP, Abby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HARRIS, Heaven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5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6</text:p>
          </table:table-cell>
          <table:table-cell office:value-type="string">
            <text:p>108</text:p>
          </table:table-cell>
          <table:table-cell office:value-type="string">
            <text:p>.296</text:p>
          </table:table-cell>
          <table:table-cell office:value-type="string">
            <text:p>37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1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-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21</text:p>
          </table:table-cell>
          <table:table-cell office:value-type="string">
            <text:p>122</text:p>
          </table:table-cell>
          <table:table-cell office:value-type="string">
            <text:p>.090</text:p>
          </table:table-cell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